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peed reading is a way to read faster without saying words in your head. We can read at least 5 times faster this way. It helps us save time, understand better, and makes our brain sharper. To speed read, stop saying words in your head, read groups of words together, and avoid going back to re-read. Use your side vision, set a timer, and practice regularly. </text:p>
      <text:p text:style-name="Standard"/>
      <text:p text:style-name="Standard">Setting goals and reading with a purpose also helps. </text:p>
      <text:p text:style-name="Standard"/>
      <text:p text:style-name="Standard">"practice makes you a better and faster reader!"</text:p>
      <text:p text:style-name="Standard"/>
      <text:p text:style-name="Standard">Skim the Main Points First</text:p>
      <text:p text:style-name="Standard"/>
      <text:p text:style-name="Standard">Use a Marker: Place an index card below each line to maintain focus and avoid eye wandering while reading.</text:p>
      <text:p text:style-name="Standard"/>
      <text:p text:style-name="Standard">Word–Chunking: Read multiple words at once instead of one word at a time. </text:p>
      <text:p text:style-name="Standard"/>
      <text:p text:style-name="Standard">Use a Timer and Set a Goal</text:p>
      <text:p text:style-name="Standard"/>
      <text:p text:style-name="Standard">"The more you read, the better and faster you become at it."</text:p>
      <text:p text:style-name="Standard"/>
      <text:p text:style-name="Standard">Having a purpose <text:s/>to read helps maintain focus and understanding.</text:p>
      <text:p text:style-name="Standard"/>
      <text:p text:style-name="Standard"/>
      <text:p text:style-name="Standard"/>
      <text:p text:style-name="Standard"/>
      <text:p text:style-name="Standard">After reading the article ,it encourage me to implement some of the productivity tips mentioned in the article to improve your daily routine as:</text:p>
      <text:p text:style-name="Standard"/>
      <text:p text:style-name="Standard">1.Speed reading techniques to read faster and retain information better.</text:p>
      <text:p text:style-name="Standard">2. Setting specific reading goals.</text:p>
      <text:p text:style-name="Standard">3. Will Use a timer to challenge and track your reading progress.</text:p>
      <text:p text:style-name="Standard">4. Minimizing distractions and improving your focus during reading sessions.</text:p>
      <text:p text:style-name="Standard">5. Skimming important parts of texts to quickly take key information in limited time.</text:p>
      <text:p text:style-name="Standard"/>
      <text:p text:style-name="Standard"/>
      <text:p text:style-name="Standard"/>
      <text:p text:style-name="Standard">The video talks about the advantages of watching content at a faster speed.</text:p>
      <text:p text:style-name="Standard">1. <text:s/>It helps us to learn faster consume more content, and find answers quickly. </text:p>
      <text:p text:style-name="Standard">2. It might seems difficult to understand at first but with practice it becomes easy and comfortable.</text:p>
      <text:p text:style-name="Standard">3 .By watching at a faster speed 2x , we can quickly skip through unimportant parts and focus on goal.</text:p>
      <text:p text:style-name="Standard">4. Using keyboard shortcuts to move through videos .</text:p>
      <text:p text:style-name="Standard">5. By remembering these shortcuts, you can make this a habit and consume content much faster. </text:p>
      <text:p text:style-name="Standard">TIP: about using keyboard shortcuts on YouTube for better control over playback speed. For those looking for even more control, they recommend trying the Google Chrome extension called "Video Speed Controller." This extension lets you watch videos at speeds beyond YouTube's 2x limit, making your video experience even faster.</text:p>
      <text:p text:style-name="Standard"/>
      <text:p text:style-name="Standard">To be more productive and save time in your daily routine, you can adopt the following simple strategies:</text:p>
      <text:p text:style-name="Standard"/>
      <text:p text:style-name="Standard">1. Speed up content watch it on 2x </text:p>
      <text:p text:style-name="Standard"><text:soft-page-break/>2. Skim content and focus on goal</text:p>
      <text:p text:style-name="Standard">3. Downlaod the Google Chrome extension called "Video Speed Controller." </text:p>
      <text:p text:style-name="Standard">4.Use keyboard shortcuts to speed through videos and navigate quick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07:05:22.569998305</meta:creation-date>
    <dc:date>2023-08-04T08:02:26.682951648</dc:date>
    <meta:editing-duration>PT26M42S</meta:editing-duration>
    <meta:editing-cycles>1</meta:editing-cycles>
    <meta:document-statistic meta:table-count="0" meta:image-count="0" meta:object-count="0" meta:page-count="2" meta:paragraph-count="27" meta:word-count="416" meta:character-count="2440" meta:non-whitespace-character-count="2043"/>
    <meta:generator>LibreOffice/7.3.7.2$Linux_X86_64 LibreOffice_project/30$Build-2</meta:generator>
  </office:meta>
</office:document-meta>
</file>